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ublicationConfiguratio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ublicationConfiguration.getDocument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cationConfiguration.createConfig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ublicationConfiguration.getPathMapp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ublicationConfiguration.createConfig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cationConfiguration.getTemplat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ublicationConfiguration.setPathMapper( DefaultDocumentIdToPathMapper _m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ublicationConfiguration.getDefaultProxyUrl( String are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cationConfiguration.loadConfiguration( )</text:p>
          </table:table-cell>
          <table:table-cell office:value-type="float" office:value="22">
            <text:p text:style-name="Table_20_Contents">22</text:p>
          </table:table-cell>
          <table:table-cell office:value-type="float" office:value="20">
            <text:p text:style-name="Table_20_Contents">20</text:p>
          </table:table-cell>
          <table:table-cell office:value-type="float" office:value="134">
            <text:p text:style-name="Table_20_Contents">13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ublicationConfiguration.getBreadcrumb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ublicationConfiguration.getProxy( String area , boolean isSslProtect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ublicationConfiguration.getInstantiator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ublicationConfiguration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ublicationConfiguration.getWorkflowSchema( ResourceType resourc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cationConfiguration.getArea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cationConfiguration.getServl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cationConfiguration.removeLanguage( String langu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ublicationConfiguration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cationConfiguration.getConfiguration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ublicationConfiguration.getAreaNam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ublicationConfiguration.createConfig( String name , String attrName , String attr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ublicationConfigurat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cationConfiguration.get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cationConfiguration.equals( Object objec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ublicationConfiguration.getContentDirectory( String are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cationConfiguration.getProxyKey( String area , boolean isSslProt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cationConfiguration.get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cationConfiguration.addLanguage( String langu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ublicationConfiguration.getDefaultLangu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ublicationConfiguration.saveConfiguration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4">
            <text:p text:style-name="Table_20_Contents">14</text:p>
          </table:table-cell>
          <table:table-cell office:value-type="float" office:value="82">
            <text:p text:style-name="Table_20_Contents">82</text:p>
          </table:table-cell>
        </table:table-row>
        <table:table-row>
          <table:table-cell office:value-type="string">
            <text:p text:style-name="Table_20_Contents">PublicationConfiguration.getDefaultContent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cationConfiguration.getProxy( Document document , boolean isSslProt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cationConfiguration.getResourceTyp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ublicationConfiguration.getContentURI( String are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cationConfiguration.getLangu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ublicationConfiguration.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cationConfiguration.PublicationConfiguration( String _id , String servletContextPath , String servletContextUrl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ublicationConfiguration.getContentDi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ublicationConfiguration.getModul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cationConfiguration.getSourc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cationConfiguration.get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cationConfiguration.getDocumentBuilder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ublicationConfiguration.getProxyUrl( String area , boolean isSslProt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ublicationConfiguration.getSiteManager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ublicationConfiguration.setDefaultLanguage( String langu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ublicationConfiguratio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